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glue-point draw:id="9" svg:x="1.127cm" svg:y="2.019cm"/>
          <draw:glue-point draw:id="10" svg:x="0.564cm" svg:y="1.01cm"/>
          <draw:glue-point draw:id="11" svg:x="0cm" svg:y="0cm"/>
          <draw:glue-point draw:id="12" svg:x="-0.049cm" svg:y="-3.221cm"/>
          <draw:glue-point draw:id="13" svg:x="-0.025cm" svg:y="-1.611cm"/>
          <draw:ellipse draw:style-name="gr1" draw:layer="layout" svg:width="1.962cm" svg:height="2cm" svg:x="0cm" svg:y="0cm">
            <text:p/>
          </draw:ellipse>
          <draw:ellipse draw:style-name="gr2" draw:layer="layout" svg:width="1.962cm" svg:height="2cm" svg:x="0cm" svg:y="0cm">
            <text:p/>
          </draw:ellipse>
          <draw:line draw:style-name="gr2" draw:layer="layout" svg:x1="0.981cm" svg:y1="1cm" svg:x2="1.202cm" svg:y2="1.404cm">
            <text:p/>
          </draw:line>
          <draw:line draw:style-name="gr2" draw:layer="layout" svg:x1="0.981cm" svg:y1="1cm" svg:x2="0.971cm" svg:y2="0.35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Timer</dc:title>
    <meta:creation-date>2011-02-07T16:52:5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